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8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4" style:family="table">
      <style:table-properties style:width="14.697cm" fo:margin-left="1.439cm" fo:margin-right="1.055cm" table:align="margins"/>
    </style:style>
    <style:style style:name="Tabela4.A" style:family="table-column">
      <style:table-column-properties style:column-width="2.693cm" style:rel-column-width="1527*"/>
    </style:style>
    <style:style style:name="Tabela4.B" style:family="table-column">
      <style:table-column-properties style:column-width="6.085cm" style:rel-column-width="3450*"/>
    </style:style>
    <style:style style:name="Tabela4.C" style:family="table-column">
      <style:table-column-properties style:column-width="5.918cm" style:rel-column-width="3355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-left="none" fo:border-right="none" fo:border-top="0.002cm solid #000000" fo:border-bottom="0.002cm solid #000000"/>
    </style:style>
    <style:style style:name="Tabela4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none" fo:border-right="none" fo:border-top="none" fo:border-bottom="0.002cm solid #000000"/>
    </style:style>
    <style:style style:name="Tabela4.C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Standard" style:list-style-name="L2">
      <style:paragraph-properties fo:margin-top="0.254cm" fo:margin-bottom="0.254cm" fo:text-align="justify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Standard" style:list-style-name="L2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9" style:family="paragraph" style:parent-style-name="Parágrafo_20_da_20_Lista" style:list-style-name="L2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21" style:family="paragraph" style:parent-style-name="Text_20_body" style:list-style-name="L2"/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 style:list-style-name="L2">
      <style:text-properties fo:font-weight="bold" style:font-weight-asian="bold" style:font-weight-complex="bold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5/05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13h 3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14h 3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7096868215571305053" text:style-name="L1">
              <text:list-item>
                <text:p text:style-name="P18">Daniel de Oliveira Vasconcelos</text:p>
              </text:list-item>
            </text:list>
          </table:table-cell>
          <table:table-cell table:style-name="Tabela3.A6" office:value-type="string">
            <text:p text:style-name="P10">Scrum Master</text:p>
          </table:table-cell>
        </table:table-row>
        <table:table-row>
          <table:table-cell table:style-name="Tabela3.A6" office:value-type="string">
            <text:list xml:id="list31470218" text:continue-numbering="true" text:style-name="L1">
              <text:list-item>
                <text:p text:style-name="P18">Rafael Canêdo</text:p>
              </text:list-item>
            </text:list>
          </table:table-cell>
          <table:table-cell table:style-name="Tabela3.A2" office:value-type="string">
            <text:p text:style-name="P11">Product Owner</text:p>
          </table:table-cell>
        </table:table-row>
        <table:table-row>
          <table:table-cell table:style-name="Tabela3.A8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– Sprint Planning 1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13h 30min. </text:p>
            <text:p text:style-name="P13">Segue abaixo relato da reunião:</text:p>
            <text:list xml:id="list4747210834628020277" text:style-name="L2">
              <text:list-item>
                <text:p text:style-name="P20">Foi discutido todos os casos de uso do BackLog de Produto contidos no Plano de Projeto, definindo como eles devem ser construidos.</text:p>
              </text:list-item>
              <text:list-item>
                <text:p text:style-name="P20">Foram escolhidos os casos de uso que serão tratados no primeiro Sprint. Serão tratados os casos de uso Comprar Ingresso, Realizar Cadastro de Usuário, Fazer Login.</text:p>
              </text:list-item>
              <text:list-item>
                <text:p text:style-name="P19">Aqui estão definidos os casos de uso que serão desenvolvidos no primeiro sprint, que foram escolhidos a partir da reunião do sprint planning 1.</text:p>
                <text:p text:style-name="P17"/>
              </text:list-item>
            </text:list>
            <table:table table:name="Tabela4" table:style-name="Tabela4">
              <table:table-column table:style-name="Tabela4.A"/>
              <table:table-column table:style-name="Tabela4.B"/>
              <table:table-column table:style-name="Tabela4.C"/>
              <table:table-row>
                <table:table-cell table:style-name="Tabela4.A1" office:value-type="string">
                  <text:p text:style-name="P22">Identificador</text:p>
                </table:table-cell>
                <table:table-cell table:style-name="Tabela4.B1" office:value-type="string">
                  <text:list xml:id="list31467854" text:continue-numbering="true" text:style-name="L2">
                    <text:list-header>
                      <text:p text:style-name="P23">Nome</text:p>
                    </text:list-header>
                  </text:list>
                </table:table-cell>
                <table:table-cell table:style-name="Tabela4.C1" office:value-type="string">
                  <text:list xml:id="list31485275" text:continue-numbering="true" text:style-name="L2">
                    <text:list-header>
                      <text:p text:style-name="P23">Esforço estimado</text:p>
                    </text:list-header>
                  </text:list>
                </table:table-cell>
              </table:table-row>
              <table:table-row>
                <table:table-cell table:style-name="Tabela4.A2" office:value-type="string">
                  <text:list xml:id="list31488152" text:continue-numbering="true" text:style-name="L2">
                    <text:list-header>
                      <text:p text:style-name="P21">CSU8</text:p>
                    </text:list-header>
                  </text:list>
                </table:table-cell>
                <table:table-cell table:style-name="Tabela4.B2" office:value-type="string">
                  <text:list xml:id="list31465316" text:continue-numbering="true" text:style-name="L2">
                    <text:list-header>
                      <text:p text:style-name="P21">Realizar Cadastro de Usuário</text:p>
                    </text:list-header>
                  </text:list>
                </table:table-cell>
                <table:table-cell table:style-name="Tabela4.C2" office:value-type="string">
                  <text:list xml:id="list31466852" text:continue-numbering="true" text:style-name="L2">
                    <text:list-header>
                      <text:p text:style-name="P21">10 horas</text:p>
                    </text:list-header>
                  </text:list>
                </table:table-cell>
              </table:table-row>
              <table:table-row>
                <table:table-cell table:style-name="Tabela4.A2" office:value-type="string">
                  <text:list xml:id="list31484010" text:continue-numbering="true" text:style-name="L2">
                    <text:list-header>
                      <text:p text:style-name="P21">CSU9</text:p>
                    </text:list-header>
                  </text:list>
                </table:table-cell>
                <table:table-cell table:style-name="Tabela4.B2" office:value-type="string">
                  <text:list xml:id="list31462325" text:continue-numbering="true" text:style-name="L2">
                    <text:list-header>
                      <text:p text:style-name="P21">Comprar ingresso</text:p>
                    </text:list-header>
                  </text:list>
                </table:table-cell>
                <table:table-cell table:style-name="Tabela4.C2" office:value-type="string">
                  <text:list xml:id="list31464044" text:continue-numbering="true" text:style-name="L2">
                    <text:list-header>
                      <text:p text:style-name="P21">30 horas</text:p>
                    </text:list-header>
                  </text:list>
                </table:table-cell>
              </table:table-row>
              <table:table-row>
                <table:table-cell table:style-name="Tabela4.A2" office:value-type="string">
                  <text:list xml:id="list31456116" text:continue-numbering="true" text:style-name="L2">
                    <text:list-header>
                      <text:p text:style-name="P21">CSU14</text:p>
                    </text:list-header>
                  </text:list>
                </table:table-cell>
                <table:table-cell table:style-name="Tabela4.B2" office:value-type="string">
                  <text:list xml:id="list31460362" text:continue-numbering="true" text:style-name="L2">
                    <text:list-header>
                      <text:p text:style-name="P21">Fazer Login</text:p>
                    </text:list-header>
                  </text:list>
                </table:table-cell>
                <table:table-cell table:style-name="Tabela4.C2" office:value-type="string">
                  <text:list xml:id="list31475113" text:continue-numbering="true" text:style-name="L2">
                    <text:list-header>
                      <text:p text:style-name="P21">5 horas</text:p>
                    </text:list-header>
                  </text:list>
                </table:table-cell>
              </table:table-row>
            </table:table>
            <text:list xml:id="list31458130" text:continue-numbering="true" text:style-name="L2">
              <text:list-header>
                <text:p text:style-name="P16"/>
              </text:list-header>
            </text:list>
            <text:p text:style-name="P13">A próxima reunião ficou agendada para o dia 05/05/2015, terça-feira, das 20h 30min às 22h 00min.</text:p>
            <text:p text:style-name="P13">A reunião encerrou às 14h 20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1 - Sprint Planning 1 - 05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25T11:30:55.70</dc:date>
    <meta:print-date>2015-03-17T19:53:00Z</meta:print-date>
    <meta:editing-cycles>6</meta:editing-cycles>
    <meta:editing-duration>PT41M5S</meta:editing-duration>
    <meta:document-statistic meta:table-count="4" meta:image-count="0" meta:object-count="0" meta:page-count="1" meta:paragraph-count="41" meta:word-count="241" meta:character-count="1433"/>
    <meta:template xlink:type="simple" xlink:actuate="onRequest" xlink:title="" xlink:href="Normal.dotm"/>
  </office:meta>
</office:document-meta>
</file>